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f" svg:font-family="'Liberation Ser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Index">
      <style:paragraph-properties style:page-number="auto"/>
    </style:style>
    <style:style style:name="P10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be79" officeooo:paragraph-rsid="003750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7e453" officeooo:paragraph-rsid="0037e45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Heading_20_3">
      <style:text-properties style:font-name="Liberation Serif" fo:font-size="12pt" style:text-underline-style="none" fo:font-weight="normal" officeooo:rsid="0037e453" officeooo:paragraph-rsid="0037e453" style:font-size-asian="10.5pt" style:font-weight-asian="normal" style:font-size-complex="12pt" style:font-weight-complex="normal"/>
    </style:style>
    <style:style style:name="P13" style:family="paragraph" style:parent-style-name="Heading_20_3">
      <style:text-properties style:text-underline-style="solid" style:text-underline-width="auto" style:text-underline-color="font-color" officeooo:rsid="0037e453" officeooo:paragraph-rsid="0037e453"/>
    </style:style>
    <style:style style:name="P14" style:family="paragraph" style:parent-style-name="Heading_20_3" style:master-page-name="Standard">
      <style:paragraph-properties style:page-number="auto"/>
      <style:text-properties style:font-name="Liberation Sans" fo:font-size="14.1000003814697pt" style:text-underline-style="solid" style:text-underline-width="auto" style:text-underline-color="font-color" fo:font-weight="bold" officeooo:rsid="0037e453" officeooo:paragraph-rsid="0037e45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Text_20_body">
      <style:text-properties fo:font-size="12pt" style:font-size-asian="10.5pt" style:font-size-complex="12pt"/>
    </style:style>
    <style:style style:name="P16" style:family="paragraph" style:parent-style-name="Text_20_body">
      <style:text-properties style:font-name="Liberation Sans" fo:font-size="14.1000003814697pt" style:text-underline-style="solid" style:text-underline-width="auto" style:text-underline-color="font-color" fo:font-weight="bold" officeooo:rsid="0031be79" officeooo:paragraph-rsid="003750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Text_20_body">
      <style:text-properties style:text-line-through-style="none" style:text-line-through-type="none" style:text-underline-style="none" officeooo:rsid="002ee2d5" officeooo:paragraph-rsid="002c6030"/>
    </style:style>
    <style:style style:name="P18" style:family="paragraph" style:parent-style-name="Text_20_body">
      <style:text-properties style:font-name="Liberation Serif" fo:font-size="12pt" style:text-underline-style="none" fo:font-weight="normal" officeooo:rsid="0031be79" officeooo:paragraph-rsid="003750e1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style:text-underline-style="none" fo:font-weight="normal" officeooo:rsid="0037e453" officeooo:paragraph-rsid="0037e453" style:font-name-asian="Noto Sans CJK SC" style:font-size-asian="10.5pt" style:font-weight-asian="normal" style:font-name-complex="Lohit Devanagari" style:font-size-complex="12pt" style:font-weight-complex="normal"/>
    </style:style>
    <style:style style:name="T1" style:family="text">
      <style:text-properties officeooo:rsid="00262c03"/>
    </style:style>
    <style:style style:name="T2" style:family="text">
      <style:text-properties officeooo:rsid="0030b863"/>
    </style:style>
    <style:style style:name="T3" style:family="text">
      <style:text-properties officeooo:rsid="00253a8f"/>
    </style:style>
    <style:style style:name="T4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2pt" style:text-underline-style="none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style:text-underline-style="none" fo:font-weight="normal" officeooo:rsid="0031be79" style:font-name-asian="Noto Sans CJK SC" style:font-weight-asian="normal" style:font-name-complex="Lohit Devanagari" style:font-weight-complex="normal"/>
    </style:style>
    <style:style style:name="T7" style:family="text">
      <style:text-properties officeooo:rsid="003750e1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c6030"/>
    </style:style>
    <style:style style:name="T10" style:family="text">
      <style:text-properties style:text-line-through-style="none" style:text-line-through-type="none" style:font-name="Liberation Sans" fo:font-size="14.1000003814697pt" fo:font-weight="bold" officeooo:rsid="002c60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line-through-style="none" style:text-line-through-type="none" style:font-name="Liberation Sans" fo:font-weight="bold" officeooo:rsid="002c6030" style:font-name-asian="Noto Sans CJK SC" style:font-weight-asian="bold" style:font-name-complex="Lohit Devanagari" style:font-weight-complex="bold"/>
    </style:style>
    <style:style style:name="T12" style:family="text">
      <style:text-properties style:text-line-through-style="none" style:text-line-through-type="none" fo:font-weight="bold" officeooo:rsid="002c6030" style:font-name-asian="Noto Sans CJK SC" style:font-weight-asian="bold" style:font-name-complex="Lohit Devanagari" style:font-weight-complex="bold"/>
    </style:style>
    <style:style style:name="T13" style:family="text">
      <style:text-properties style:text-line-through-style="none" style:text-line-through-type="none" officeooo:rsid="002c6030" style:font-name-asian="Noto Sans CJK SC" style:font-name-complex="Lohit Devanagari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1">3.</text:span><text:span text:style-name="T7">3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6"><text:a xlink:type="simple" xlink:href="#__RefHeading___Toc105_3136219060" text:style-name="Index_20_Link" text:visited-style-name="Index_20_Link">Pruebas sin clúster<text:tab/>3</text:a></text:p>
          <text:p text:style-name="P6"><text:a xlink:type="simple" xlink:href="#__RefHeading___Toc315_3836102457" text:style-name="Index_20_Link" text:visited-style-name="Index_20_Link">Pruebas con clúster<text:tab/>3</text:a></text:p>
          <text:p text:style-name="P6"><text:a xlink:type="simple" xlink:href="#__RefHeading___Toc317_3836102457" text:style-name="Index_20_Link" text:visited-style-name="Index_20_Link">Pruebas con loadtest<text:tab/>4</text:a></text:p>
          <text:p text:style-name="P6"><text:a xlink:type="simple" xlink:href="#__RefHeading___Toc321_3836102457" text:style-name="Index_20_Link" text:visited-style-name="Index_20_Link">Pruebas con PM2<text:tab/>5</text:a></text:p>
          <text:p text:style-name="P6"><text:a xlink:type="simple" xlink:href="#__RefHeading___Toc323_3836102457" text:style-name="Index_20_Link" text:visited-style-name="Index_20_Link">Cuestiones<text:tab/>5</text:a></text:p>
        </text:index-body>
      </text:table-of-content>
      <text:p text:style-name="P4"/>
      <text:h text:style-name="P14" text:outline-level="3"><text:bookmark-start text:name="__RefHeading___Toc105_3136219060"/><text:span text:style-name="T2">P</text:span>ruebas sin clúster<text:bookmark-end text:name="__RefHeading___Toc105_3136219060"/></text:h>
      <text:p text:style-name="P15"><text:span text:style-name="T6"/></text:p>
      <text:p text:style-name="P15"><text:span text:style-name="T6"/></text:p>
      <text:p text:style-name="P15"><text:span text:style-name="T6"/></text:p>
      <text:h text:style-name="P11" text:outline-level="3"><text:bookmark-start text:name="__RefHeading___Toc315_3836102457"/>Pruebas con clúster<text:bookmark-end text:name="__RefHeading___Toc315_3836102457"/></text:h>
      <text:h text:style-name="P10" text:outline-level="3"><text:span text:style-name="T5"/></text:h>
      <text:p text:style-name="P16"><text:span text:style-name="T5"/></text:p>
      <text:p text:style-name="P16"><text:span text:style-name="T5"/></text:p>
      <text:h text:style-name="P11" text:outline-level="3"><text:bookmark-start text:name="__RefHeading___Toc317_3836102457"/>Pruebas con loadtest<text:bookmark-end text:name="__RefHeading___Toc317_3836102457"/></text:h>
      <text:p text:style-name="Text_20_body"><text:bookmark-start text:name="__RefHeading___Toc319_3836102457"/>Prueba sin clúster <text:bookmark-end text:name="__RefHeading___Toc319_3836102457"/></text:p>
      <text:p text:style-name="P19">Prueba con clúster</text:p>
      <text:p text:style-name="P18"/>
      <text:h text:style-name="P13" text:outline-level="3"><text:bookmark-start text:name="__RefHeading___Toc321_3836102457"/><text:span text:style-name="T4">Pruebas con PM2</text:span><text:bookmark-end text:name="__RefHeading___Toc321_3836102457"/></text:h>
      <text:h text:style-name="P12" text:outline-level="3"><text:span text:style-name="T13"/></text:h>
      <text:h text:style-name="P13" text:outline-level="3"><text:bookmark-start text:name="__RefHeading___Toc323_3836102457"/><text:span text:style-name="T9">Cuestiones</text:span><text:bookmark-end text:name="__RefHeading___Toc323_3836102457"/></text:h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f" svg:font-family="'Liberation Ser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3750e1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</text:span><text:span text:style-name="MT2">3</text:span><text:tab/><text:tab/><text:span text:style-name="MT3">Despliegue de aplicaciones web (2º DAW)</text:span></text:p>
      </style:header>
      <style:footer>
        <text:p text:style-name="MP2"><text:page-number text:select-page="current">3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11-16T17:36:38.197347566</dc:date>
    <meta:editing-duration>PT2H23M51S</meta:editing-duration>
    <meta:editing-cycles>28</meta:editing-cycles>
    <meta:generator>LibreOffice/7.1.4.2$Linux_X86_64 LibreOffice_project/10$Build-2</meta:generator>
    <meta:document-statistic meta:table-count="0" meta:image-count="0" meta:object-count="0" meta:page-count="3" meta:paragraph-count="17" meta:word-count="52" meta:character-count="302" meta:non-whitespace-character-count="265"/>
  </office:meta>
</office:document-meta>
</file>